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0cb88" officeooo:paragraph-rsid="0000cb88"/>
    </style:style>
    <style:style style:name="P2" style:family="paragraph" style:parent-style-name="Standard">
      <style:text-properties officeooo:rsid="0001025a" officeooo:paragraph-rsid="0001025a"/>
    </style:style>
    <style:style style:name="T1" style:family="text">
      <style:text-properties officeooo:rsid="0001b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fine <text:s/>Abstract Data Type With Example. Explain Which Data structure are suitable for the following <text:s/>problems with proper reasons</text:p>
      <text:p text:style-name="P1">I. Evaluating the arithmetic expression</text:p>
      <text:p text:style-name="P1">ii. process scheduling by operating systems</text:p>
      <text:p text:style-name="P1">iii developing the social networks</text:p>
      <text:p text:style-name="P1"/>
      <text:p text:style-name="P1">for 8 mark</text:p>
      <text:p text:style-name="P1"/>
      <text:p text:style-name="P1">1. Write algorithms for push and pop operations on a stack using linked list implementation.</text:p>
      <text:p text:style-name="P1"/>
      <text:p text:style-name="P1">2, Write a algorithm to insert and delete a node at the end of singly linked list.</text:p>
      <text:p text:style-name="P1"/>
      <text:p text:style-name="P1">3.Explain the necessity of balancing a tree. How are the four different rotations applied to rebalance the AVL tree? Explain with example.</text:p>
      <text:p text:style-name="P1"/>
      <text:p text:style-name="P2">4.Explain the insertion sort with an appropriate example. Also state its time complexity.</text:p>
      <text:p text:style-name="P2"/>
      <text:p text:style-name="P2"/>
      <text:p text:style-name="P2">5. Write a simple program in C to create a singly linked list containing three nodes. The first node stores 20, second node stores 40 and third node stores 50. Also display the data of nodes.</text:p>
      <text:p text:style-name="P2"/>
      <text:p text:style-name="P2">6. Write the cases in which you will use iteration and recursion. Explain how you will solve the Tower of Hanoi problem.</text:p>
      <text:p text:style-name="P2"/>
      <text:p text:style-name="P2">7. What do you mean by spanning tree? Explain Dijkstra’s algorithm to find <text:span text:style-name="T1">the shortest path in graph with suitable examp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0:19:58.203170492</meta:creation-date>
    <dc:date>2024-09-16T21:01:52.932250061</dc:date>
    <meta:editing-duration>PT2M59S</meta:editing-duration>
    <meta:editing-cycles>1</meta:editing-cycles>
    <meta:generator>LibreOffice/24.2.3.2$Linux_X86_64 LibreOffice_project/420$Build-2</meta:generator>
    <meta:document-statistic meta:table-count="0" meta:image-count="0" meta:object-count="0" meta:page-count="1" meta:paragraph-count="12" meta:word-count="185" meta:character-count="1095" meta:non-whitespace-character-count="920"/>
  </office:meta>
</office:document-meta>
</file>